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c6af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Liberation Serif" fo:font-size="12pt" officeooo:rsid="0018647d" officeooo:paragraph-rsid="001f087f" style:font-size-asian="12pt" style:font-size-complex="12pt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1c6afe" style:font-size-asian="12pt" style:font-size-complex="12pt" loext:padding="0cm" loext:border="none"/>
    </style:style>
    <style:style style:name="T3" style:family="text">
      <style:text-properties fo:font-variant="normal" fo:text-transform="none" fo:color="#000000" fo:letter-spacing="normal" fo:font-style="normal" fo:font-weight="normal" officeooo:rsid="001f087f" loext:padding="0cm" loext:border="none"/>
    </style:style>
    <style:style style:name="T4" style:family="text">
      <style:text-properties fo:font-variant="normal" fo:text-transform="none" fo:color="#000000" fo:letter-spacing="normal" fo:font-style="normal" fo:font-weight="normal" officeooo:rsid="001f087f" style:font-weight-asian="normal" style:font-weight-complex="normal" loext:padding="0cm" loext:border="none"/>
    </style:style>
    <style:style style:name="T5" style:family="text">
      <style:text-properties fo:font-variant="normal" fo:text-transform="none" fo:color="#000000" fo:letter-spacing="normal" fo:font-style="normal" fo:font-weight="bold" officeooo:rsid="001f087f" style:font-weight-asian="bold" style:font-weight-complex="bol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2">ALUNO: TIAGO FELIPE DE SOUZA</text:span></text:span></text:p>
      <text:p text:style-name="P2"><text:span text:style-name="Strong_20_Emphasis"><text:span text:style-name="T2">MATRÍCULA: 20150127227</text:span></text:span></text:p>
      <text:p text:style-name="P1"><text:span text:style-name="Strong_20_Emphasis"><text:span text:style-name="T1"/></text:span></text:p>
      <text:p text:style-name="P3"><text:span text:style-name="Strong_20_Emphasis"><text:span text:style-name="T3">Código: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# Iniciando um vetor com um número definido de elementos</text:span></text:span></text:p>
      <text:p text:style-name="P3"><text:span text:style-name="Strong_20_Emphasis"><text:span text:style-name="T3"># Fazendo um input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conjunto = [0]* int (input("Quantos elementos terá o seu vetor ? : "))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# O valor zero é o primeiro elemento do vetor e não o índice.</text:span></text:span></text:p>
      <text:p text:style-name="P3"><text:span text:style-name="Strong_20_Emphasis"><text:span text:style-name="T3"># Com esse valor o vetor é criado na memoria, então é possível dinamicamente definir seu tamanho.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print ("O elemento na posição zero é: ", conjunto [0])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for key in range (len(conjunto)):</text:span></text:span></text:p>
      <text:p text:style-name="P3"><text:span text:style-name="Strong_20_Emphasis"><text:span text:style-name="T3"><text:s text:c="4"/>conjunto[key] = input (" Digite algo: ")</text:span></text:span></text:p>
      <text:p text:style-name="P3"><text:span text:style-name="Strong_20_Emphasis"><text:span text:style-name="T3">print ("----------------")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for key in range (len(conjunto)):</text:span></text:span></text:p>
      <text:p text:style-name="P3"><text:span text:style-name="Strong_20_Emphasis"><text:span text:style-name="T3"><text:s text:c="4"/>print ("[ "+ conjunto[key] + " ]")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conjunto = [conjunto[0]]*3 </text:span></text:span></text:p>
      <text:p text:style-name="P3"><text:span text:style-name="Strong_20_Emphasis"><text:span text:style-name="T3">conjunto[2] = "Ovelha"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print ("----------------")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for key in range (len(conjunto)):</text:span></text:span></text:p>
      <text:p text:style-name="P3"><text:span text:style-name="Strong_20_Emphasis"><text:span text:style-name="T3"><text:s text:c="4"/>print ("[ "+ conjunto[key] + " ]")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Resposta: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Ao rodar o código temos que, inicialmente, definimos uma quantidade finita de elementos para o determinado vetor. O vetor foi iniciado com o valor zero no índice zero do vetor e isto deixa criado um vetor na memória para que possamos estipular uma faixa pelo input, sendo um valor inteiro. O primeiro </text:span></text:span><text:span text:style-name="Strong_20_Emphasis"><text:span text:style-name="T5">for </text:span></text:span><text:span text:style-name="Strong_20_Emphasis"><text:span text:style-name="T4">faz com que repitamos, escrevendo, a quantidade de elementos que terá o nosso vetor mais o zero já iniciado anteriormente.</text:span></text:span><text:span text:style-name="Strong_20_Emphasis"><text:span text:style-name="T3"> O Segundo </text:span></text:span><text:span text:style-name="Strong_20_Emphasis"><text:span text:style-name="T5">for </text:span></text:span><text:span text:style-name="Strong_20_Emphasis"><text:span text:style-name="T4">mostra entre colchetes, listando linha-a-linha os elementos do vetor. Logo após o segundo </text:span></text:span><text:span text:style-name="Strong_20_Emphasis"><text:span text:style-name="T5">for </text:span></text:span><text:span text:style-name="Strong_20_Emphasis"><text:span text:style-name="T4">foi definido que o vetor conjunto teria três elementos e com no uso do </text:span></text:span><text:span text:style-name="Strong_20_Emphasis"><text:span text:style-name="T5">range </text:span></text:span><text:span text:style-name="Strong_20_Emphasis"><text:span text:style-name="T4">o último índice será o dois, e neste índice já foi atribuído o nome ovelha. E o terceiro </text:span></text:span><text:span text:style-name="Strong_20_Emphasis"><text:span text:style-name="T5">for </text:span></text:span><text:span text:style-name="Strong_20_Emphasis"><text:span text:style-name="T4">mostra os três elementos do vetor conjunto de 3 posições usando o mesmo valor atribuído na primeira posição do vetor nos dois primeiros índices e no último aparece o nome ovelha, como já atribuíd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40:19.487613295</meta:creation-date>
    <dc:date>2019-04-16T10:16:16.997724358</dc:date>
    <meta:editing-duration>PT1H24M3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83" meta:character-count="1645" meta:non-whitespace-character-count="1372"/>
  </office:meta>
</office:document-meta>
</file>